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abc0c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b3c0d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b6d79" officeooo:paragraph-rsid="001b6d79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b6d79" officeooo:paragraph-rsid="001b3c0d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17f6f5" style:font-size-asian="16pt" style:font-size-complex="16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paragraph-rsid="00297aca" style:font-size-asian="16p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f6f5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97aca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8e26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087aa" officeooo:paragraph-rsid="003087aa" style:font-name-asian="OLIVEOIL" style:font-size-asian="12pt" style:font-weight-asian="bold" style:font-name-complex="OLIVEOIL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1c689" officeooo:paragraph-rsid="0031c689" style:font-name-asian="OLIVEOIL" style:font-size-asian="12pt" style:font-weight-asian="bold" style:font-name-complex="OLIVEOIL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7" style:family="paragraph">
      <loext:graphic-properties draw:fill="solid" draw:fill-color="#ff0000"/>
      <style:paragraph-properties fo:text-align="center"/>
    </style:style>
    <style:style style:name="P2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7f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6pt" officeooo:rsid="001abc0c" style:font-name-asian="OLIVEOIL" style:font-size-asian="16pt" style:font-name-complex="OLIVEOIL" style:font-size-complex="16pt"/>
    </style:style>
    <style:style style:name="T5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6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officeooo:rsid="001b6d79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0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1" style:family="text">
      <style:text-properties officeooo:rsid="00173a60"/>
    </style:style>
    <style:style style:name="T12" style:family="text">
      <style:text-properties officeooo:rsid="001759a5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b3c0d" style:font-size-asian="16pt" style:font-size-complex="16pt"/>
    </style:style>
    <style:style style:name="T15" style:family="text">
      <style:text-properties fo:font-size="16pt" officeooo:rsid="00226bd3" style:font-size-asian="16pt" style:font-size-complex="16pt"/>
    </style:style>
    <style:style style:name="T16" style:family="text">
      <style:text-properties fo:font-size="16pt" officeooo:rsid="002a8e26" style:font-size-asian="16pt" style:font-size-complex="16pt"/>
    </style:style>
    <style:style style:name="T17" style:family="text">
      <style:text-properties officeooo:rsid="0017f6f5"/>
    </style:style>
    <style:style style:name="T18" style:family="text">
      <style:text-properties officeooo:rsid="001a8dd2"/>
    </style:style>
    <style:style style:name="T19" style:family="text">
      <style:text-properties officeooo:rsid="001b3c0d"/>
    </style:style>
    <style:style style:name="T20" style:family="text">
      <style:text-properties officeooo:rsid="001b6d79"/>
    </style:style>
    <style:style style:name="T21" style:family="text">
      <style:text-properties officeooo:rsid="001fca1d"/>
    </style:style>
    <style:style style:name="T22" style:family="text">
      <style:text-properties officeooo:rsid="00225bf2"/>
    </style:style>
    <style:style style:name="T23" style:family="text">
      <style:text-properties officeooo:rsid="00226bd3"/>
    </style:style>
    <style:style style:name="T24" style:family="text">
      <style:text-properties officeooo:rsid="0023ee3d"/>
    </style:style>
    <style:style style:name="T25" style:family="text">
      <style:text-properties officeooo:rsid="0026cf0b"/>
    </style:style>
    <style:style style:name="T26" style:family="text">
      <style:text-properties officeooo:rsid="0027a0e4"/>
    </style:style>
    <style:style style:name="T27" style:family="text">
      <style:text-properties officeooo:rsid="0028b8e5"/>
    </style:style>
    <style:style style:name="T28" style:family="text">
      <style:text-properties officeooo:rsid="00297aca"/>
    </style:style>
    <style:style style:name="T29" style:family="text">
      <style:text-properties officeooo:rsid="002a8e26"/>
    </style:style>
    <style:style style:name="T30" style:family="text">
      <style:text-properties officeooo:rsid="002b6792"/>
    </style:style>
    <style:style style:name="T31" style:family="text">
      <style:text-properties officeooo:rsid="002d191f"/>
    </style:style>
    <style:style style:name="T32" style:family="text">
      <style:text-properties officeooo:rsid="002e16ec"/>
    </style:style>
    <style:style style:name="T33" style:family="text">
      <style:text-properties officeooo:rsid="002e6925"/>
    </style:style>
    <style:style style:name="T34" style:family="text">
      <style:text-properties officeooo:rsid="002ece8b"/>
    </style:style>
    <style:style style:name="T35" style:family="text">
      <style:text-properties officeooo:rsid="003087aa"/>
    </style:style>
    <style:style style:name="T36" style:family="text">
      <style:text-properties officeooo:rsid="0031c689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ff3333" draw:fill="solid" draw:fill-color="#ff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4"/>
      <text:p text:style-name="P3"/>
      <text:p text:style-name="P3"/>
      <text:p text:style-name="P4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8">Mocha Porter</text:span> <text:s text:c="64"/></text:p>
      <text:p text:style-name="P5">Brew Date: <text:s text:c="69"/></text:p>
      <text:p text:style-name="P1"><text:span text:style-name="T6">Batch Size:</text:span><text:span text:style-name="T10"> 10 gal</text:span><text:span text:style-name="T6"><text:tab/><text:tab/><text:tab/></text:span></text:p>
      <text:p text:style-name="P1"><text:span text:style-name="T6">Target OG/◦P:</text:span><text:span text:style-name="T2"><text:tab/></text:span><text:span text:style-name="T3">1.0</text:span><text:span text:style-name="T4">66</text:span><text:span text:style-name="T2"> <text:s text:c="14"/><text:tab/><text:tab/><text:tab/><text:tab/></text:span><text:span text:style-name="T1"> <text:s/></text:span></text:p>
      <text:p text:style-name="P1"><draw:line text:anchor-type="paragraph" draw:z-index="3" draw:style-name="gr2" draw:text-style-name="P28" svg:x1="1.543cm" svg:y1="0.624cm" svg:x2="1.622cm" svg:y2="6.577cm"><text:p/></draw:line><draw:line text:anchor-type="paragraph" draw:z-index="5" draw:style-name="gr2" draw:text-style-name="P28" svg:x1="3.29cm" svg:y1="0.462cm" svg:x2="3.369cm" svg:y2="6.415cm"><text:p/></draw:line><text:span text:style-name="T8">Amnt lb/kg <text:s/>Ingredient <text:s text:c="12"/></text:span><text:span text:style-name="T6"><text:s text:c="2"/></text:span></text:p>
      <text:p text:style-name="P5"><text:span text:style-name="T21">16</text:span> <text:s text:c="6"/><text:span text:style-name="T20">#</text:span> <text:s text:c="11"/><text:span text:style-name="T19">pale</text:span></text:p>
      <text:p text:style-name="P5"><text:span text:style-name="T20">2</text:span> <text:s text:c="9"/><text:span text:style-name="T20"># <text:s text:c="10"/></text:span><text:s/><text:span text:style-name="T19">crystal 120L</text:span></text:p>
      <text:p text:style-name="P5"><draw:custom-shape text:anchor-type="paragraph" draw:z-index="2" draw:style-name="gr1" draw:text-style-name="P27" svg:width="0.583cm" svg:height="0.53cm" svg:x="16.286cm" svg:y="0.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20">1</text:span> <text:s text:c="6"/><text:span text:style-name="T20"># <text:s text:c="10"/></text:span><text:s/><text:span text:style-name="T19">chocolate malt</text:span></text:p>
      <text:p text:style-name="P7"><text:span text:style-name="T20">8</text:span> <text:s text:c="9"/>oz <text:s text:c="10"/><text:span text:style-name="T19">black patent</text:span></text:p>
      <text:p text:style-name="P8">3 <text:s text:c="9"/># <text:s text:c="10"/>wheat</text:p>
      <text:p text:style-name="P9">3 <text:s text:c="9"/># <text:s text:c="11"/>lactose</text:p>
      <text:p text:style-name="P5"><text:s/>1 <text:s text:c="15"/>Tsp NaCl (mash)</text:p>
      <text:p text:style-name="P5">1 <text:s text:c="16"/>tsp <text:s/>NaCl(sparge)<text:tab/><text:tab/><text:tab/></text:p>
      <text:p text:style-name="P5">5 <text:s text:c="16"/>Tsp Sprchrg</text:p>
      <text:p text:style-name="P15"><draw:line text:anchor-type="paragraph" draw:z-index="4" draw:style-name="gr2" draw:text-style-name="P28" svg:x1="1.623cm" svg:y1="0.626cm" svg:x2="1.702cm" svg:y2="0.6cm"><text:p/></draw:line><text:s text:c="5"/>Irish Moss</text:p>
      <text:p text:style-name="P16"><text:span text:style-name="T26">Mauri brew </text:span>Yeast</text:p>
      <text:p text:style-name="P16"/>
      <text:p text:style-name="P5"><draw:line text:anchor-type="paragraph" draw:z-index="7" draw:style-name="gr2" draw:text-style-name="P28" svg:x1="7.497cm" svg:y1="0.564cm" svg:x2="7.576cm" svg:y2="4.004cm"><text:p/></draw:line>Qt <text:s/>oz/g <text:s text:c="2"/>Hop/Seasoning <text:s text:c="14"/><text:span text:style-name="T17">Time:</text:span></text:p>
      <text:p text:style-name="P2"><draw:line text:anchor-type="paragraph" draw:z-index="6" draw:style-name="gr2" draw:text-style-name="P28" svg:x1="2.549cm" svg:y1="0.012cm" svg:x2="2.628cm" svg:y2="3.452cm"><text:p/></draw:line><text:span text:style-name="T6"><text:s/></text:span><text:span text:style-name="T7">28</text:span><text:span text:style-name="T13"> g <text:s text:c="14"/></text:span><text:span text:style-name="T14">Target</text:span><text:span text:style-name="T13"> <text:s text:c="21"/>at 60 minutes</text:span></text:p>
      <text:p text:style-name="P2"><text:span text:style-name="T13"><text:s text:c="3"/></text:span><text:span text:style-name="T15">3# <text:s text:c="17"/>Lactose <text:s text:c="18"/>at 30 min</text:span></text:p>
      <text:p text:style-name="P18"><text:s/><text:span text:style-name="T24">1 tab <text:s text:c="13"/>Irish moss <text:s text:c="15"/>at 16 min <text:s/></text:span></text:p>
      <text:p text:style-name="P18"><text:span text:style-name="T20">28 g</text:span> <text:s text:c="11"/><text:span text:style-name="T19">Fuggles <text:s text:c="5"/></text:span><text:s text:c="17"/>at <text:span text:style-name="T19">15</text:span> minutes </text:p>
      <text:p text:style-name="P18"><text:s/><text:span text:style-name="T24">28 g <text:s text:c="11"/>Willamette <text:s text:c="17"/>at 15 minutes</text:span></text:p>
      <text:p text:style-name="P13"><text:s/><text:span text:style-name="T27">227g <text:s text:c="11"/>cocao nibs <text:s text:c="17"/>at 15 min</text:span></text:p>
      <text:p text:style-name="P12"><text:s/><text:span text:style-name="T24">227g <text:s text:c="9"/>Mocha java blend bean <text:s/></text:span><text:s text:c="5"/>at flameout </text:p>
      <text:p text:style-name="P1"><text:span text:style-name="T13"><text:s text:c="4"/></text:span><text:span text:style-name="T6"><text:s text:c="632"/></text:span><text:span text:style-name="T9">Stage <text:s text:c="13"/>Date <text:s text:c="17"/></text:span></text:p>
      <text:p text:style-name="P10">Primary: <text:span text:style-name="T34">Feb 9’19</text:span></text:p>
      <text:p text:style-name="P10">Racked:<text:tab/><text:tab/><text:tab/><text:tab/><text:tab/><text:tab/></text:p>
      <text:p text:style-name="P10">Bottled:<text:tab/><text:tab/><text:tab/><text:tab/><text:tab/><text:tab/></text:p>
      <text:p text:style-name="P10">Kegged:</text:p>
      <text:p text:style-name="P10">Re-Kegged:</text:p>
      <text:p text:style-name="P1"><text:span text:style-name="T9">Purged:</text:span><text:span text:style-name="T5"><text:tab/><text:tab/><text:tab/><text:tab/><text:tab/><text:tab/>Charged:</text:span></text:p>
      <text:p text:style-name="P10"/>
      <text:p text:style-name="P10"/>
      <text:p text:style-name="P10"><draw:frame draw:style-name="fr3" draw:name="Object2" text:anchor-type="paragraph" svg:x="9.437cm" svg:y="-0.254cm" svg:width="11.513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22">7:30</text:span></text:p>
      <text:p text:style-name="P10">Fill mash tun:<text:tab/><text:span text:style-name="T22">Fri</text:span></text:p>
      <text:p text:style-name="P10">Fill sparge kettle:<text:tab/><text:span text:style-name="T22">Fri</text:span><text:tab/><text:tab/><text:tab/></text:p>
      <text:p text:style-name="P10">Fire burners: <text:span text:style-name="T22">7:30</text:span>am</text:p>
      <text:p text:style-name="P10">Heat Mash Tun : Target Temp: <text:span text:style-name="T11">66-68</text:span> <text:s text:c="4"/></text:p>
      <text:p text:style-name="P10">Heat Sparge Kettle: Target Temp: <text:span text:style-name="T11">75</text:span></text:p>
      <text:p text:style-name="P10">Target Temp (Mash): <text:span text:style-name="T11">66-68</text:span></text:p>
      <text:p text:style-name="P10">Grind grain: <text:s/><text:span text:style-name="T22">8:05</text:span> <text:s/></text:p>
      <text:p text:style-name="P10">sparge temp:<text:span text:style-name="T23">71.8</text:span></text:p>
      <text:p text:style-name="P10">Strike Temp: <text:span text:style-name="T23">67.8</text:span></text:p>
      <text:p text:style-name="P10">pump temp: <text:s/><text:span text:style-name="T23">67.8</text:span></text:p>
      <text:p text:style-name="P10">Mash in: <text:span text:style-name="T23">8:55</text:span></text:p>
      <text:p text:style-name="P10">Temp: <text:span text:style-name="T23">64.9</text:span></text:p>
      <text:p text:style-name="P10">Mash: Duration: <text:s text:c="3"/><text:span text:style-name="T12">90 </text:span>minutes <text:s text:c="7"/></text:p>
      <text:p text:style-name="P10">Start: <text:s text:c="2"/><text:span text:style-name="T23">8:55</text:span> <text:s text:c="5"/>Finish: <text:span text:style-name="T23">10:25</text:span></text:p>
      <text:p text:style-name="P10">Heat (to deactivate enzymes)<text:tab/><text:tab/></text:p>
      <text:p text:style-name="P11">Target Temp: <text:span text:style-name="T12">75.5</text:span> <text:s text:c="2"/></text:p>
      <text:p text:style-name="P11">Start: <text:s text:c="2"/><text:span text:style-name="T23">10:25</text:span> <text:s text:c="2"/>Finish: <text:s/><text:span text:style-name="T25">10:55</text:span> </text:p>
      <text:p text:style-name="P10">Heat Sparge H20 (Target175◦) <text:s text:c="7"/></text:p>
      <text:p text:style-name="P10">Sparge: Start: <text:s text:c="2"/><text:span text:style-name="T26">11:05</text:span> <text:s text:c="2"/>Finish: <text:span text:style-name="T28">11:45</text:span></text:p>
      <text:p text:style-name="P10">Wort collected: <text:s text:c="2"/><text:span text:style-name="T28">full kettle</text:span></text:p>
      <text:p text:style-name="P10">Boil : Burner On: <text:s/><text:span text:style-name="T28">had to switch tanks</text:span></text:p>
      <text:p text:style-name="P22">Rolling Boil: <text:s text:c="4"/><text:span text:style-name="T16">12:10</text:span></text:p>
      <text:p text:style-name="P21">Hops In: <text:span text:style-name="T29">12:40</text:span> <text:s text:c="4"/><text:span text:style-name="T28">Lactose</text:span> In: <text:span text:style-name="T29">1:10</text:span> <text:span text:style-name="T32">(turn down burner to add/took 5 min to return to boil)</text:span> <text:s text:c="2"/><text:span text:style-name="T11">Whirflock in: 1:24 <text:s text:c="2"/>Cacao in: 1:25</text:span></text:p>
      <text:p text:style-name="P21"><text:span text:style-name="T11">Hops in : <text:s/>1:25 <text:s/>Coffee in: flame out</text:span></text:p>
      <text:p text:style-name="P10">Duration: 90 min <text:s/>Start: <text:s/><text:span text:style-name="T30">12:10 <text:s text:c="2"/></text:span>Finish: <text:span text:style-name="T30">1:40</text:span> <text:s text:c="2"/>Burner Off: <text:span text:style-name="T31">1:40</text:span></text:p>
      <text:p text:style-name="P10">Rest 15 min <text:s text:c="7"/></text:p>
      <text:p text:style-name="P10">Pump and chill: <text:s text:c="2"/>Start: <text:s text:c="2"/><text:span text:style-name="T31">1:55</text:span> <text:s/>Finish: <text:s text:c="2"/><text:span text:style-name="T36">2:30</text:span> <text:s text:c="2"/></text:p>
      <text:p text:style-name="P10">OG : <text:s text:c="2"/><text:span text:style-name="T33">1.070</text:span></text:p>
      <text:p text:style-name="P10">Yeast: <text:span text:style-name="T26">Mauri brew</text:span></text:p>
      <text:p text:style-name="P10">Irish Moss</text:p>
      <text:p text:style-name="P23">Notes: <text:span text:style-name="T35">cacao didn’t submerge at first/neither did coffee</text:span></text:p>
      <text:p text:style-name="P24">lactose should be in a bowl/maybe tap some wort into it to dissolve before addition</text:p>
      <text:p text:style-name="P24">perhaps don’t even use lactose/use flaked oats or barley in mash instead</text:p>
      <text:p text:style-name="P25">had to pump the last wort out stuck some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09T14:37:04.418584056</dc:date>
    <meta:editing-duration>PT3H25M32S</meta:editing-duration>
    <meta:editing-cycles>27</meta:editing-cycles>
    <meta:printed-by>peter helmer</meta:printed-by>
    <meta:print-date>2017-10-22T18:33:16.50</meta:print-date>
    <meta:document-statistic meta:table-count="0" meta:image-count="0" meta:object-count="3" meta:page-count="2" meta:paragraph-count="67" meta:word-count="302" meta:character-count="2979" meta:non-whitespace-character-count="13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12cm" svg:height="8.999cm" xlink:href="." xlink:type="simple" chart:class="chart:line" chart:style-name="ch1">
        <chart:title svg:x="3.355cm" svg:y="0.315cm" chart:style-name="ch2">
          <text:p>Mocha Porter Feb 9'19</text:p>
        </chart:title>
        <chart:legend chart:legend-position="end" svg:x="8.813cm" svg:y="3.693cm" style:legend-expansion="high" chart:style-name="ch3"/>
        <chart:plot-area chart:style-name="ch4" chart:data-source-has-labels="both" svg:x="0.716cm" svg:y="1.297cm" svg:width="8.484cm" svg:height="6.773cm">
          <chartooo:coordinate-region svg:x="1.578cm" svg:y="1.5cm" svg:width="7.622cm" svg:height="5.318cm"/>
          <chart:axis chart:dimension="x" chart:name="primary-x" chart:style-name="ch5" chartooo:axis-type="auto">
            <chartooo:date-scale/>
            <chart:title svg:x="4.61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7.7">
                <text:p>67.7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.8">
                <text:p>71.8</text:p>
              </table:table-cell>
              <table:table-cell office:value-type="float" office:value="64.9">
                <text:p>64.9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2">
                <text:p>70.2</text:p>
              </table:table-cell>
              <table:table-cell office:value-type="float" office:value="66.3">
                <text:p>66.3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66.3">
                <text:p>66.3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2">
                <text:p>71.2</text:p>
              </table:table-cell>
              <table:table-cell office:value-type="float" office:value="67.1">
                <text:p>67.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2">
                <text:p>71.2</text:p>
              </table:table-cell>
              <table:table-cell office:value-type="float" office:value="67.6">
                <text:p>67.6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9">
                <text:p>70.9</text:p>
              </table:table-cell>
              <table:table-cell office:value-type="float" office:value="67.4">
                <text:p>67.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4">
                <text:p>70.4</text:p>
              </table:table-cell>
              <table:table-cell office:value-type="float" office:value="67">
                <text:p>67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5">
                <text:p>70.5</text:p>
              </table:table-cell>
              <table:table-cell office:value-type="float" office:value="66.8">
                <text:p>66.8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6">
                <text:p>70.6</text:p>
              </table:table-cell>
              <table:table-cell office:value-type="float" office:value="66.8">
                <text:p>66.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66.9">
                <text:p>66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.8">
                <text:p>77.8</text:p>
              </table:table-cell>
              <table:table-cell office:value-type="float" office:value="69.6">
                <text:p>69.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.1">
                <text:p>81.1</text:p>
              </table:table-cell>
              <table:table-cell office:value-type="float" office:value="72.2">
                <text:p>72.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.5">
                <text:p>80.5</text:p>
              </table:table-cell>
              <table:table-cell office:value-type="float" office:value="74.3">
                <text:p>74.3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